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212cm"/>
    </style:style>
    <style:style style:name="Tableau1.B" style:family="table-column">
      <style:table-column-properties style:column-width="11.8cm"/>
    </style:style>
    <style:style style:name="Tableau1.1" style:family="table-row">
      <style:table-row-properties fo:background-color="#ffffff">
        <style:background-image/>
      </style:table-row-properties>
    </style:style>
    <style:style style:name="Tableau1.A1" style:family="table-cell">
      <style:table-cell-properties style:vertical-align="middle" fo:padding-left="0.344cm" fo:padding-right="0.344cm" fo:padding-top="0.159cm" fo:padding-bottom="0.159cm" fo:border="0.05pt solid #cccccc"/>
    </style:style>
    <style:style style:name="Tableau1.3" style:family="table-row">
      <style:table-row-properties fo:background-color="#f8f8f8">
        <style:background-image/>
      </style:table-row-properties>
    </style:style>
    <style:style style:name="Tableau2" style:family="table">
      <style:table-properties style:width="17.092cm" fo:margin-left="-0.106cm" fo:margin-top="0cm" fo:margin-bottom="0cm" table:align="left"/>
    </style:style>
    <style:style style:name="Tableau2.A" style:family="table-column">
      <style:table-column-properties style:column-width="2.408cm"/>
    </style:style>
    <style:style style:name="Tableau2.B" style:family="table-column">
      <style:table-column-properties style:column-width="1.905cm"/>
    </style:style>
    <style:style style:name="Tableau2.C" style:family="table-column">
      <style:table-column-properties style:column-width="3.096cm"/>
    </style:style>
    <style:style style:name="Tableau2.D" style:family="table-column">
      <style:table-column-properties style:column-width="2.302cm"/>
    </style:style>
    <style:style style:name="Tableau2.E" style:family="table-column">
      <style:table-column-properties style:column-width="1.799cm"/>
    </style:style>
    <style:style style:name="Tableau2.F" style:family="table-column">
      <style:table-column-properties style:column-width="1.482cm"/>
    </style:style>
    <style:style style:name="Tableau2.G" style:family="table-column">
      <style:table-column-properties style:column-width="1.72cm"/>
    </style:style>
    <style:style style:name="Tableau2.H" style:family="table-column">
      <style:table-column-properties style:column-width="2.381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17.092cm" fo:margin-left="-0.106cm" fo:margin-top="0cm" fo:margin-bottom="0cm" table:align="left"/>
    </style:style>
    <style:style style:name="Tableau3.A" style:family="table-column">
      <style:table-column-properties style:column-width="2.408cm"/>
    </style:style>
    <style:style style:name="Tableau3.B" style:family="table-column">
      <style:table-column-properties style:column-width="2.487cm"/>
    </style:style>
    <style:style style:name="Tableau3.C" style:family="table-column">
      <style:table-column-properties style:column-width="2.91cm"/>
    </style:style>
    <style:style style:name="Tableau3.D" style:family="table-column">
      <style:table-column-properties style:column-width="1.905cm"/>
    </style:style>
    <style:style style:name="Tableau3.E" style:family="table-column">
      <style:table-column-properties style:column-width="1.799cm"/>
    </style:style>
    <style:style style:name="Tableau3.F" style:family="table-column">
      <style:table-column-properties style:column-width="1.482cm"/>
    </style:style>
    <style:style style:name="Tableau3.G" style:family="table-column">
      <style:table-column-properties style:column-width="1.72cm"/>
    </style:style>
    <style:style style:name="Tableau3.H" style:family="table-column">
      <style:table-column-properties style:column-width="2.381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7.001cm" fo:margin-left="5.408cm" table:align="left"/>
    </style:style>
    <style:style style:name="Tableau4.A" style:family="table-column">
      <style:table-column-properties style:column-width="3.096cm"/>
    </style:style>
    <style:style style:name="Tableau4.B" style:family="table-column">
      <style:table-column-properties style:column-width="3.905cm"/>
    </style:style>
    <style:style style:name="Tableau4.1" style:family="table-row">
      <style:table-row-properties fo:background-color="#ffffff">
        <style:background-image/>
      </style:table-row-properties>
    </style:style>
    <style:style style:name="Tableau4.A1" style:family="table-cell">
      <style:table-cell-properties style:vertical-align="middle" fo:background-color="#dddddd" fo:padding-left="0.344cm" fo:padding-right="0.344cm" fo:padding-top="0.159cm" fo:padding-bottom="0.159cm" fo:border="0.05pt solid #cccccc">
        <style:background-image/>
      </style:table-cell-properties>
    </style:style>
    <style:style style:name="Tableau4.A2"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2"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A3"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3"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A4"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4"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A5"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B5"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4.6" style:family="table-row">
      <style:table-row-properties fo:background-color="#f8f8f8">
        <style:background-image/>
      </style:table-row-properties>
    </style:style>
    <style:style style:name="Tableau4.A6" style:family="table-cell">
      <style:table-cell-properties style:vertical-align="middle" fo:padding-left="0.344cm" fo:padding-right="0.344cm" fo:padding-top="0.159cm" fo:padding-bottom="0.159cm" fo:border="0.05pt solid #cccccc"/>
    </style:style>
    <style:style style:name="Tableau4.B6" style:family="table-cell">
      <style:table-cell-properties style:vertical-align="middle" fo:padding-left="0.344cm" fo:padding-right="0.344cm" fo:padding-top="0.159cm" fo:padding-bottom="0.159cm" fo:border="0.05pt solid #cccccc"/>
    </style:style>
    <style:style style:name="Tableau4.A7" style:family="table-cell">
      <style:table-cell-properties style:vertical-align="middle" fo:padding-left="0.344cm" fo:padding-right="0.344cm" fo:padding-top="0.159cm" fo:padding-bottom="0.159cm" fo:border="0.05pt solid #cccccc"/>
    </style:style>
    <style:style style:name="Tableau4.B7" style:family="table-cell">
      <style:table-cell-properties style:vertical-align="middle" fo:padding-left="0.344cm" fo:padding-right="0.344cm" fo:padding-top="0.159cm" fo:padding-bottom="0.159cm" fo:border="0.05pt solid #cccccc"/>
    </style:style>
    <style:style style:name="Tableau4.A8" style:family="table-cell">
      <style:table-cell-properties style:vertical-align="middle" fo:padding-left="0.344cm" fo:padding-right="0.344cm" fo:padding-top="0.159cm" fo:padding-bottom="0.159cm" fo:border="0.05pt solid #cccccc"/>
    </style:style>
    <style:style style:name="Tableau4.B8" style:family="table-cell">
      <style:table-cell-properties style:vertical-align="middle" fo:padding-left="0.344cm" fo:padding-right="0.344cm" fo:padding-top="0.159cm" fo:padding-bottom="0.159cm" fo:border="0.05pt solid #cccccc"/>
    </style:style>
    <style:style style:name="Tableau4.A9" style:family="table-cell">
      <style:table-cell-properties style:vertical-align="middle" fo:padding-left="0.344cm" fo:padding-right="0.344cm" fo:padding-top="0.159cm" fo:padding-bottom="0.159cm" fo:border="0.05pt solid #cccccc"/>
    </style:style>
    <style:style style:name="Tableau4.B9" style:family="table-cell">
      <style:table-cell-properties style:vertical-align="middle" fo:padding-left="0.344cm" fo:padding-right="0.344cm" fo:padding-top="0.159cm" fo:padding-bottom="0.159cm" fo:border-left="0.05pt solid #cccccc" fo:border-right="0.05pt solid #cccccc" fo:border-top="none" fo:border-bottom="0.05pt solid #cccccc"/>
    </style:style>
    <style:style style:name="Tableau5" style:family="table">
      <style:table-properties style:width="17cm" table:align="margins"/>
    </style:style>
    <style:style style:name="Tableau5.A" style:family="table-column">
      <style:table-column-properties style:column-width="1.706cm" style:rel-column-width="967*"/>
    </style:style>
    <style:style style:name="Tableau5.B" style:family="table-column">
      <style:table-column-properties style:column-width="15.295cm" style:rel-column-width="8671*"/>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background-color="#dddddd" fo:padding="0.097cm" fo:border-left="0.05pt solid #000000" fo:border-right="none" fo:border-top="none" fo:border-bottom="0.05pt solid #000000">
        <style:background-image/>
      </style:table-cell-properties>
    </style:style>
    <style:style style:name="Tableau5.B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1"/>
    </style:style>
    <style:style style:name="P2" style:family="paragraph" style:parent-style-name="Standard">
      <style:paragraph-properties fo:text-align="center" style:justify-single-word="false">
        <style:tab-stops/>
      </style:paragraph-properties>
      <style:text-properties style:font-name="Liberation Serif1" fo:font-weight="bold" style:font-weight-asian="bold" style:font-weight-complex="bold"/>
    </style:style>
    <style:style style:name="P3" style:family="paragraph" style:parent-style-name="Standard">
      <style:paragraph-properties fo:text-align="center" style:justify-single-word="false">
        <style:tab-stops/>
      </style:paragraph-properties>
      <style:text-properties style:font-name="Liberation Serif1" fo:font-weight="bold" officeooo:paragraph-rsid="001c462f" style:font-weight-asian="bold" style:font-weight-complex="bold"/>
    </style:style>
    <style:style style:name="P4" style:family="paragraph" style:parent-style-name="Standard">
      <style:paragraph-properties fo:text-align="center" style:justify-single-word="false">
        <style:tab-stops/>
      </style:paragraph-properties>
      <style:text-properties style:font-name="Liberation Serif1"/>
    </style:style>
    <style:style style:name="P5" style:family="paragraph" style:parent-style-name="Standard">
      <style:paragraph-properties fo:text-align="center" style:justify-single-word="false">
        <style:tab-stops/>
      </style:paragraph-properties>
      <style:text-properties style:font-name="Liberation Serif1" officeooo:paragraph-rsid="001c462f"/>
    </style:style>
    <style:style style:name="P6" style:family="paragraph" style:parent-style-name="Standard">
      <style:text-properties style:font-name="Liberation Serif1" officeooo:paragraph-rsid="001aaa6d"/>
    </style:style>
    <style:style style:name="P7" style:family="paragraph" style:parent-style-name="Standard">
      <style:text-properties style:font-name="Liberation Serif1" officeooo:rsid="001c462f" officeooo:paragraph-rsid="001c462f"/>
    </style:style>
    <style:style style:name="P8" style:family="paragraph" style:parent-style-name="Standard">
      <style:text-properties style:font-name="Liberation Serif1" fo:font-size="12pt" fo:font-weight="normal" officeooo:rsid="001c462f" officeooo:paragraph-rsid="001c462f" style:font-size-asian="12pt" style:font-weight-asian="normal" style:font-size-complex="12pt" style:font-weight-complex="normal"/>
    </style:style>
    <style:style style:name="P9" style:family="paragraph" style:parent-style-name="Standard">
      <style:paragraph-properties fo:text-align="center" style:justify-single-word="false">
        <style:tab-stops/>
      </style:paragraph-properties>
      <style:text-properties style:font-name="Liberation Serif1" fo:font-size="12pt" fo:font-weight="normal" officeooo:rsid="001c462f" officeooo:paragraph-rsid="001c462f" style:font-size-asian="12pt" style:font-weight-asian="normal" style:font-size-complex="12pt" style:font-weight-complex="normal"/>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officeooo:rsid="001f3cc4" officeooo:paragraph-rsid="001f3cc4" style:font-size-asian="12pt" style:font-size-complex="12pt"/>
    </style:style>
    <style:style style:name="P12" style:family="paragraph" style:parent-style-name="Standard">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fo:font-size="12pt" officeooo:rsid="001f3cc4" officeooo:paragraph-rsid="001f3cc4" style:font-size-asian="12pt" style:font-size-complex="12pt"/>
    </style:style>
    <style:style style:name="P13" style:family="paragraph" style:parent-style-name="Standard">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fo:font-size="12pt" officeooo:rsid="001aaa6d" officeooo:paragraph-rsid="001aaa6d" style:font-size-asian="12pt" style:font-size-complex="12pt" loext:padding="0cm" loext:border="none"/>
    </style:style>
    <style:style style:name="P14" style:family="paragraph" style:parent-style-name="Preformatted_20_Text">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officeooo:rsid="001c462f" officeooo:paragraph-rsid="001de7ba"/>
    </style:style>
    <style:style style:name="P15" style:family="paragraph" style:parent-style-name="Preformatted_20_Text">
      <loext:graphic-properties draw:fill="solid" draw:fill-color="#f8f8f8" draw:opacity="100%"/>
      <style:paragraph-properties fo:margin-top="0cm" fo:margin-bottom="0cm" loext:contextual-spacing="false" fo:text-align="start" style:justify-single-word="false" fo:background-color="#f8f8f8" fo:padding-left="0.212cm" fo:padding-right="0.212cm" fo:padding-top="0.212cm" fo:padding-bottom="0.159cm" fo:border="0.06pt solid #dddddd"/>
      <style:text-properties style:font-name="Liberation Serif1" fo:font-size="12pt" officeooo:rsid="001de7ba" officeooo:paragraph-rsid="001de7ba" style:font-size-asian="12pt" style:font-size-complex="12pt"/>
    </style:style>
    <style:style style:name="P16" style:family="paragraph" style:parent-style-name="Standard">
      <loext:graphic-properties draw:fill="solid" draw:fill-color="#f8f8f8" draw:opacity="100%"/>
      <style:paragraph-properties fo:margin-top="0cm" fo:margin-bottom="0cm" loext:contextual-spacing="false" fo:text-align="start" style:justify-single-word="false" fo:break-before="column" fo:background-color="#f8f8f8" fo:padding-left="0.212cm" fo:padding-right="0.212cm" fo:padding-top="0.212cm" fo:padding-bottom="0.159cm" fo:border="0.06pt solid #dddddd"/>
      <style:text-properties style:font-name="Liberation Serif1" fo:font-size="12pt" officeooo:rsid="001c462f" officeooo:paragraph-rsid="001f3cc4" style:font-size-asian="12pt" style:font-size-complex="12pt"/>
    </style:style>
    <style:style style:name="P17"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333333" style:font-name="Liberation Serif1" fo:font-size="12pt" fo:letter-spacing="normal" fo:font-style="normal" fo:font-weight="normal" officeooo:rsid="001c462f" officeooo:paragraph-rsid="001c462f" style:font-size-asian="10.5pt" style:font-size-complex="12pt" loext:padding="0cm" loext:border="none"/>
    </style:style>
    <style:style style:name="P18"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erif1" fo:font-size="12pt" fo:letter-spacing="normal" fo:font-style="normal" fo:font-weight="normal" officeooo:rsid="001aaa6d" officeooo:paragraph-rsid="001aaa6d" style:font-size-asian="10.5pt" style:font-size-complex="12pt" loext:padding="0cm" loext:border="none"/>
    </style:style>
    <style:style style:name="P19"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erif1" fo:font-size="12pt" fo:letter-spacing="normal" fo:font-style="normal" fo:font-weight="normal" officeooo:rsid="001c462f" officeooo:paragraph-rsid="001c462f" style:font-size-asian="12pt" style:font-size-complex="12pt" loext:padding="0cm" loext:border="none"/>
    </style:style>
    <style:style style:name="P20" style:family="paragraph" style:parent-style-name="Standard">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erif1" fo:font-size="12pt" fo:letter-spacing="normal" fo:font-style="normal" fo:font-weight="normal" officeooo:rsid="001de7ba" officeooo:paragraph-rsid="001de7ba" style:font-size-asian="12pt" style:font-size-complex="12pt" loext:padding="0cm" loext:border="none"/>
    </style:style>
    <style:style style:name="P21"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333333" style:font-name="Liberation Serif1" fo:letter-spacing="normal" officeooo:paragraph-rsid="001aaa6d" loext:padding="0cm" loext:border="none"/>
    </style:style>
    <style:style style:name="P22"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orphans="2" fo:widows="2" fo:text-indent="0cm" style:auto-text-indent="false" fo:background-color="transparent" fo:padding="0cm" fo:border="none"/>
      <style:text-properties fo:font-variant="normal" fo:text-transform="none" fo:color="#000000" style:font-name="Liberation Sans1" fo:font-size="11pt" fo:letter-spacing="normal" fo:font-style="normal" fo:font-weight="normal" officeooo:paragraph-rsid="001aaa6d" style:font-size-asian="11pt" style:font-size-complex="11pt" loext:padding="0cm" loext:border="none"/>
    </style:style>
    <style:style style:name="P23"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fo:padding="0cm" fo:border="none"/>
      <style:text-properties style:font-name="Liberation Serif1" officeooo:paragraph-rsid="001aaa6d" loext:padding="0cm" loext:border="none"/>
    </style:style>
    <style:style style:name="P24" style:family="paragraph" style:parent-style-name="Preformatted_20_Text">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fo:padding="0cm" fo:border="none"/>
      <style:text-properties style:font-name="Liberation Serif1"/>
    </style:style>
    <style:style style:name="P25" style:family="paragraph" style:parent-style-name="Text_20_body">
      <style:paragraph-properties fo:margin-left="0cm" fo:margin-right="0cm" fo:margin-top="0cm" fo:margin-bottom="0cm" loext:contextual-spacing="false" fo:text-indent="0cm" style:auto-text-indent="false" fo:padding="0cm" fo:border="none"/>
      <style:text-properties officeooo:rsid="001aaa6d" officeooo:paragraph-rsid="001aaa6d"/>
    </style:style>
    <style:style style:name="P26" style:family="paragraph" style:parent-style-name="Text_20_body">
      <style:text-properties officeooo:paragraph-rsid="001aaa6d"/>
    </style:style>
    <style:style style:name="P27" style:family="paragraph" style:parent-style-name="Text_20_body">
      <style:text-properties style:font-name="Liberation Serif1"/>
    </style:style>
    <style:style style:name="P28" style:family="paragraph" style:parent-style-name="Text_20_body">
      <style:paragraph-properties fo:text-align="justify" style:justify-single-word="false"/>
      <style:text-properties style:font-name="Liberation Serif1"/>
    </style:style>
    <style:style style:name="P29" style:family="paragraph" style:parent-style-name="Text_20_body">
      <style:paragraph-properties fo:text-align="justify" style:justify-single-word="false"/>
      <style:text-properties style:font-name="Liberation Serif1" officeooo:paragraph-rsid="00250794"/>
    </style:style>
    <style:style style:name="P30" style:family="paragraph" style:parent-style-name="Preformatted_20_Text">
      <loext:graphic-properties draw:fill="solid" draw:fill-color="#f8f8f8" draw:opacity="100%"/>
      <style:paragraph-properties fo:margin-top="0.397cm" fo:margin-bottom="0.397cm" loext:contextual-spacing="false" fo:text-align="start" style:justify-single-word="false" fo:background-color="#f8f8f8" fo:padding-left="0.212cm" fo:padding-right="0.212cm" fo:padding-top="0.212cm" fo:padding-bottom="0.159cm" fo:border="0.06pt solid #dddddd"/>
      <style:text-properties style:font-name="Liberation Serif1" officeooo:rsid="001aaa6d" officeooo:paragraph-rsid="001aaa6d" loext:padding="0cm" loext:border="none"/>
    </style:style>
    <style:style style:name="P31" style:family="paragraph" style:parent-style-name="Preformatted_20_Text">
      <loext:graphic-properties draw:fill="solid" draw:fill-color="#f8f8f8" draw:opacity="100%"/>
      <style:paragraph-properties fo:margin-top="0.397cm" fo:margin-bottom="0.397cm" loext:contextual-spacing="false" fo:text-align="start" style:justify-single-word="false" fo:background-color="#f8f8f8" fo:padding-left="0.212cm" fo:padding-right="0.212cm" fo:padding-top="0.212cm" fo:padding-bottom="0.159cm" fo:border="0.06pt solid #dddddd"/>
      <style:text-properties style:font-name="Liberation Serif1" fo:font-size="11pt" officeooo:paragraph-rsid="001aaa6d" style:font-size-asian="11pt" style:font-size-complex="11pt"/>
    </style:style>
    <style:style style:name="P32" style:family="paragraph" style:parent-style-name="Text_20_body">
      <style:paragraph-properties fo:text-align="justify" style:justify-single-word="false"/>
      <style:text-properties style:font-name="Liberation Serif1"/>
    </style:style>
    <style:style style:name="P33" style:family="paragraph" style:parent-style-name="Text_20_body">
      <style:paragraph-properties fo:text-align="justify" style:justify-single-word="false"/>
      <style:text-properties style:font-name="Liberation Serif1" officeooo:paragraph-rsid="0026eaca"/>
    </style:style>
    <style:style style:name="P34" style:family="paragraph" style:parent-style-name="Text_20_body">
      <style:paragraph-properties fo:text-align="justify" style:justify-single-word="false"/>
      <style:text-properties style:font-name="Liberation Serif1" officeooo:paragraph-rsid="002f8e01"/>
    </style:style>
    <style:style style:name="P35" style:family="paragraph" style:parent-style-name="Text_20_body">
      <style:paragraph-properties fo:text-align="justify" style:justify-single-word="false"/>
      <style:text-properties style:font-name="Liberation Serif1" officeooo:rsid="0028581c" officeooo:paragraph-rsid="0028581c"/>
    </style:style>
    <style:style style:name="P36" style:family="paragraph" style:parent-style-name="Text_20_body">
      <style:paragraph-properties fo:text-align="justify" style:justify-single-word="false"/>
      <style:text-properties officeooo:paragraph-rsid="002f8d82"/>
    </style:style>
    <style:style style:name="P37" style:family="paragraph" style:parent-style-name="Text_20_body" style:list-style-name="L1">
      <loext:graphic-properties draw:fill="none" draw:fill-color="#ffffff" draw:opacity="100%"/>
      <style:paragraph-properties fo:margin-left="0cm" fo:margin-right="0cm" fo:margin-top="0cm" fo:margin-bottom="0cm" loext:contextual-spacing="false" fo:text-align="start" style:justify-single-word="false" fo:text-indent="0cm" style:auto-text-indent="false" fo:background-color="transparent" fo:padding="0cm" fo:border="none"/>
      <style:text-properties style:font-name="Liberation Serif1" officeooo:paragraph-rsid="001aaa6d" loext:padding="0cm" loext:border="none"/>
    </style:style>
    <style:style style:name="P38" style:family="paragraph" style:parent-style-name="Heading_20_3">
      <style:paragraph-properties fo:line-height="143%"/>
      <style:text-properties style:font-name="Liberation Serif1" style:text-underline-style="solid" style:text-underline-width="auto" style:text-underline-color="font-color" fo:font-weight="bold"/>
    </style:style>
    <style:style style:name="P39" style:family="paragraph" style:parent-style-name="Heading_20_3">
      <style:paragraph-properties fo:line-height="143%" fo:text-align="justify" style:justify-single-word="false"/>
      <style:text-properties style:font-name="Liberation Serif1" style:text-underline-style="solid" style:text-underline-width="auto" style:text-underline-color="font-color" fo:font-weight="bold" officeooo:paragraph-rsid="002f8d82"/>
    </style:style>
    <style:style style:name="P40" style:family="paragraph" style:parent-style-name="Heading_20_3">
      <style:text-properties style:text-underline-style="solid" style:text-underline-width="auto" style:text-underline-color="font-color"/>
    </style:style>
    <style:style style:name="P41" style:family="paragraph" style:parent-style-name="Heading_20_1">
      <style:paragraph-properties fo:line-height="120%" fo:padding-left="0cm" fo:padding-right="0cm" fo:padding-top="0cm" fo:padding-bottom="0.049cm" fo:border-left="none" fo:border-right="none" fo:border-top="none" fo:border-bottom="0.06pt solid #eeeeee"/>
      <style:text-properties style:font-name="Liberation Serif1" fo:font-weight="bold"/>
    </style:style>
    <style:style style:name="P42" style:family="paragraph" style:parent-style-name="Table_20_Contents">
      <style:paragraph-properties fo:text-align="justify" style:justify-single-word="false"/>
      <style:text-properties style:font-name="Liberation Serif1" officeooo:paragraph-rsid="002b406c"/>
    </style:style>
    <style:style style:name="P43" style:family="paragraph" style:parent-style-name="Table_20_Contents">
      <style:paragraph-properties fo:text-align="justify" style:justify-single-word="false"/>
      <style:text-properties style:font-name="Liberation Serif1" officeooo:rsid="002889d9" officeooo:paragraph-rsid="002889d9"/>
    </style:style>
    <style:style style:name="P44" style:family="paragraph" style:parent-style-name="Table_20_Contents">
      <style:paragraph-properties fo:text-align="justify" style:justify-single-word="false"/>
      <style:text-properties style:font-name="Liberation Serif1" fo:font-weight="bold" officeooo:rsid="002889d9" officeooo:paragraph-rsid="002889d9" style:font-weight-asian="bold" style:font-weight-complex="bold"/>
    </style:style>
    <style:style style:name="P45" style:family="paragraph" style:parent-style-name="Table_20_Contents">
      <style:paragraph-properties fo:text-align="justify" style:justify-single-word="false"/>
      <style:text-properties style:font-name="Liberation Serif1" officeooo:rsid="0029e311" officeooo:paragraph-rsid="0029e311"/>
    </style:style>
    <style:style style:name="P46" style:family="paragraph" style:parent-style-name="Table_20_Contents">
      <style:paragraph-properties fo:text-align="center" style:justify-single-word="false"/>
    </style:style>
    <style:style style:name="P47" style:family="paragraph" style:parent-style-name="Table_20_Contents">
      <style:text-properties officeooo:paragraph-rsid="0026eaca"/>
    </style:style>
    <style:style style:name="P48" style:family="paragraph" style:parent-style-name="Table_20_Contents">
      <style:text-properties officeooo:rsid="0026eaca" officeooo:paragraph-rsid="0026eaca"/>
    </style:style>
    <style:style style:name="P49" style:family="paragraph" style:parent-style-name="Table_20_Contents">
      <style:text-properties style:text-line-through-style="none" style:text-line-through-type="none" fo:font-weight="bold" officeooo:rsid="0028581c" officeooo:paragraph-rsid="0028581c" style:font-weight-asian="bold" style:font-weight-complex="bold"/>
    </style:style>
    <style:style style:name="P50" style:family="paragraph" style:parent-style-name="Table_20_Contents">
      <style:text-properties officeooo:paragraph-rsid="0028581c"/>
    </style:style>
    <style:style style:name="P51" style:family="paragraph" style:parent-style-name="Table_20_Contents">
      <style:paragraph-properties fo:text-align="start" style:justify-single-word="false"/>
      <style:text-properties officeooo:paragraph-rsid="0028581c"/>
    </style:style>
    <style:style style:name="P52" style:family="paragraph" style:parent-style-name="Heading_20_2">
      <style:paragraph-properties fo:line-height="122%" fo:padding-left="0cm" fo:padding-right="0cm" fo:padding-top="0cm" fo:padding-bottom="0.049cm" fo:border-left="none" fo:border-right="none" fo:border-top="none" fo:border-bottom="0.06pt solid #eeeeee"/>
      <style:text-properties style:font-name="Liberation Serif1" fo:font-weight="bold"/>
    </style:style>
    <style:style style:name="P53" style:family="paragraph" style:parent-style-name="Footer">
      <style:paragraph-properties fo:text-align="center" style:justify-single-word="false"/>
    </style:style>
    <style:style style:name="T1" style:family="text">
      <style:text-properties loext:padding="0cm" loext:border="none"/>
    </style:style>
    <style:style style:name="T2" style:family="text">
      <style:text-properties officeooo:rsid="001aaa6d"/>
    </style:style>
    <style:style style:name="T3" style:family="text">
      <style:text-properties officeooo:rsid="001aaa6d" loext:padding="0cm" loext:border="none"/>
    </style:style>
    <style:style style:name="T4" style:family="text">
      <style:text-properties fo:font-size="12pt" officeooo:rsid="001de7ba" style:font-size-asian="12pt" style:font-size-complex="12pt"/>
    </style:style>
    <style:style style:name="T5" style:family="text">
      <style:text-properties style:font-name="Liberation Serif1"/>
    </style:style>
    <style:style style:name="T6" style:family="text">
      <style:text-properties style:font-name="Liberation Serif1" officeooo:rsid="001aaa6d"/>
    </style:style>
    <style:style style:name="T7" style:family="text">
      <style:text-properties style:font-name="Liberation Serif1" officeooo:rsid="0024462d"/>
    </style:style>
    <style:style style:name="T8" style:family="text">
      <style:text-properties style:font-name="Liberation Serif1" officeooo:rsid="00250794"/>
    </style:style>
    <style:style style:name="T9" style:family="text">
      <style:text-properties style:font-name="Liberation Serif1" officeooo:rsid="0028581c"/>
    </style:style>
    <style:style style:name="T10" style:family="text">
      <style:text-properties officeooo:rsid="001c462f"/>
    </style:style>
    <style:style style:name="T11" style:family="text">
      <style:text-properties fo:font-weight="bold" style:font-weight-asian="bold" style:font-weight-complex="bold"/>
    </style:style>
    <style:style style:name="T12" style:family="text">
      <style:text-properties fo:font-weight="bold" officeooo:rsid="001c8f93"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1c8f93"/>
    </style:style>
    <style:style style:name="T15" style:family="text">
      <style:text-properties style:font-weight-asian="normal" style:font-weight-complex="normal"/>
    </style:style>
    <style:style style:name="T16" style:family="text">
      <style:text-properties officeooo:rsid="001c8f93" style:font-weight-asian="normal" style:font-weight-complex="normal"/>
    </style:style>
    <style:style style:name="T17" style:family="text">
      <style:text-properties officeooo:rsid="0036d1c3" style:font-weight-asian="normal" style:font-weight-complex="normal"/>
    </style:style>
    <style:style style:name="T18" style:family="text">
      <style:text-properties officeooo:rsid="001de7ba"/>
    </style:style>
    <style:style style:name="T19" style:family="text">
      <style:text-properties officeooo:rsid="001f3cc4"/>
    </style:style>
    <style:style style:name="T20" style:family="text">
      <style:text-properties officeooo:rsid="0024462d"/>
    </style:style>
    <style:style style:name="T21" style:family="text">
      <style:text-properties officeooo:rsid="00250794"/>
    </style:style>
    <style:style style:name="T22" style:family="text">
      <style:text-properties fo:font-size="11pt" style:font-size-asian="11pt" style:font-size-complex="11pt"/>
    </style:style>
    <style:style style:name="T23" style:family="text">
      <style:text-properties officeooo:rsid="0026eaca"/>
    </style:style>
    <style:style style:name="T24" style:family="text">
      <style:text-properties officeooo:rsid="0028581c"/>
    </style:style>
    <style:style style:name="T25" style:family="text">
      <style:text-properties officeooo:rsid="002889d9"/>
    </style:style>
    <style:style style:name="T26" style:family="text">
      <style:text-properties style:text-position="super 58%" fo:font-size="13pt" style:font-size-asian="13pt" style:font-size-complex="13pt"/>
    </style:style>
    <style:style style:name="T27" style:family="text">
      <style:text-properties style:text-position="super 58%" fo:font-size="13pt" officeooo:rsid="002889d9" style:font-size-asian="13pt" style:font-size-complex="13pt"/>
    </style:style>
    <style:style style:name="T28" style:family="text">
      <style:text-properties style:text-position="super 58%" fo:font-size="13pt" officeooo:rsid="0029e311" style:font-size-asian="13pt" style:font-size-complex="13pt"/>
    </style:style>
    <style:style style:name="T29" style:family="text">
      <style:text-properties style:text-position="0% 100%"/>
    </style:style>
    <style:style style:name="T30" style:family="text">
      <style:text-properties style:text-position="0% 100%" officeooo:rsid="0029e311"/>
    </style:style>
    <style:style style:name="T31" style:family="text">
      <style:text-properties style:text-position="0% 100%" officeooo:rsid="002889d9"/>
    </style:style>
    <style:style style:name="T32" style:family="text">
      <style:text-properties style:text-position="0% 100%" officeooo:rsid="002b406c"/>
    </style:style>
    <style:style style:name="T33" style:family="text">
      <style:text-properties officeooo:rsid="0029e311"/>
    </style:style>
    <style:style style:name="T34" style:family="text">
      <style:text-properties officeooo:rsid="002b406c"/>
    </style:style>
    <style:style style:name="T35" style:family="text">
      <style:text-properties officeooo:rsid="002f8d82"/>
    </style:style>
    <style:style style:name="T36" style:family="text">
      <style:text-properties officeooo:rsid="0036d1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5">Phalavandishvili Demetre - Felix Jamet</text:span></text:span></text:p>
      <text:h text:style-name="P41" text:outline-level="1">TP1 - Réseaux &amp; Télécoms</text:h>
      <text:h text:style-name="P52" text:outline-level="2"><text:span text:style-name="T35">Bilan</text:span> de Travaux pratiques 1</text:h>
      <text:h text:style-name="P38" text:outline-level="3"><text:span text:style-name="T20">Modèle</text:span> OSI</text:h>
      <text:p text:style-name="P29"><text:tab/>Le modèle OSI est un modèle théorique permettant de décrire le fonctionnement d'un réseau. Il s'agit de sept couches empilées de sorte à ce que chaque couche fourni un service à la couche du dessus en s'appuyant sur le service rendu par la couche du dessous.Permet de <text:span text:style-name="T20">convertir</text:span> les données machine en données qui sera utilisable par n'importe quelle machine; Permet aussi <text:span text:style-name="T20">décodage</text:span> et encodage des données</text:p>
      <text:p text:style-name="P29"><text:tab/>Pour permettre à deux "entités" de communiquer, chaque couche ajoute un entête aux données fournies par la couche du dessus. Une fois arrivé à la couche physique, les données sont transmises au destinataire et les entêtes sont interprétés par les couches <text:span text:style-name="T20">successives</text:span>, fournissant à la couche supérieure les données envoyées par la couche équivalente de l'émetteur. Ce mécanisme permet donc de créer un lien virtuel entre les couches. <text:s/></text:p>
      <text:p text:style-name="P29"><text:tab/>Parmi <text:span text:style-name="T21">l</text:span>es 7 couches <text:span text:style-name="T21">de modèle OSI</text:span> on distingue deux type des couches: haute et <text:span text:style-name="T20">matérielles.</text:span> </text:p>
      <table:table table:name="Tableau1" table:style-name="Tableau1">
        <table:table-column table:style-name="Tableau1.A"/>
        <table:table-column table:style-name="Tableau1.B"/>
        <table:table-header-rows>
          <table:table-row table:style-name="Tableau1.1">
            <table:table-cell table:style-name="Tableau1.A1" table:number-columns-spanned="2" office:value-type="string">
              <text:p text:style-name="Table_20_Heading">Couches Hautes</text:p>
            </table:table-cell>
            <table:covered-table-cell/>
          </table:table-row>
        </table:table-header-rows>
        <table:table-row table:style-name="Tableau1.1">
          <table:table-cell table:style-name="Tableau1.A1" office:value-type="string">
            <text:p text:style-name="Table_20_Contents">7. Application</text:p>
          </table:table-cell>
          <table:table-cell table:style-name="Tableau1.A1" office:value-type="string">
            <text:p text:style-name="Table_20_Contents">Point d'accès aux services réseaux</text:p>
          </table:table-cell>
        </table:table-row>
        <table:table-row table:style-name="Tableau1.3">
          <table:table-cell table:style-name="Tableau1.A1" office:value-type="string">
            <text:p text:style-name="Table_20_Contents">6. Présentation</text:p>
          </table:table-cell>
          <table:table-cell table:style-name="Tableau1.A1" office:value-type="string">
            <text:p text:style-name="Table_20_Contents">Permet de convertir les données machine en données qui permet aux autres machines d'utiliser </text:p>
          </table:table-cell>
        </table:table-row>
        <table:table-row table:style-name="Tableau1.1">
          <table:table-cell table:style-name="Tableau1.A1" office:value-type="string">
            <text:p text:style-name="Table_20_Contents">5. Session</text:p>
          </table:table-cell>
          <table:table-cell table:style-name="Tableau1.A1" office:value-type="string">
            <text:p text:style-name="Table_20_Contents">Permet la synchronisation entre les communications, gère des transactions et la mécanisme de corrections des erreurs par la restauration d’un état antérieur connu du système</text:p>
          </table:table-cell>
        </table:table-row>
        <table:table-row table:style-name="Tableau1.3">
          <table:table-cell table:style-name="Tableau1.A1" office:value-type="string">
            <text:p text:style-name="Table_20_Contents">4. Transport</text:p>
          </table:table-cell>
          <table:table-cell table:style-name="Tableau1.A1" office:value-type="string">
            <text:p text:style-name="Table_20_Contents">Permet de transporter les données et se charge que les données sont bien reçu</text:p>
          </table:table-cell>
        </table:table-row>
        <table:table-row table:style-name="Tableau1.1">
          <table:table-cell table:style-name="Tableau1.A1" table:number-columns-spanned="2" office:value-type="string">
            <text:p text:style-name="P46"><text:span text:style-name="Strong_20_Emphasis">Couches Matérielles</text:span></text:p>
          </table:table-cell>
          <table:covered-table-cell/>
        </table:table-row>
        <table:table-row table:style-name="Tableau1.3">
          <table:table-cell table:style-name="Tableau1.A1" office:value-type="string">
            <text:p text:style-name="P46">3. Réseau</text:p>
          </table:table-cell>
          <table:table-cell table:style-name="Tableau1.A1" office:value-type="string">
            <text:p text:style-name="Table_20_Contents">Construit une voie de communication de bout à bout à paritr de voies de communication avec les voisins directs. On distingue 3 principaux apports fonctionnels : routage, relayage contrôle des flux</text:p>
          </table:table-cell>
        </table:table-row>
        <table:table-row table:style-name="Tableau1.1">
          <table:table-cell table:style-name="Tableau1.A1" office:value-type="string">
            <text:p text:style-name="Table_20_Contents">2. Liaison</text:p>
          </table:table-cell>
          <table:table-cell table:style-name="Tableau1.A1" office:value-type="string">
            <text:p text:style-name="Table_20_Contents">Permet transférer des données entre les nœuds adjacentes d’un réseau étendu (WAN) ou entre des nœuds sur la même segment d’un réseau local (LAN)</text:p>
          </table:table-cell>
        </table:table-row>
        <table:table-row table:style-name="Tableau1.3">
          <table:table-cell table:style-name="Tableau1.A1" office:value-type="string">
            <text:p text:style-name="Table_20_Contents">1. Physique</text:p>
          </table:table-cell>
          <table:table-cell table:style-name="Tableau1.A1" office:value-type="string">
            <text:p text:style-name="Table_20_Contents">Charger de la transmission effective des signaux électriques ou optiques, c’est-à-dire l’émission et la réception d’un suite de bits</text:p>
          </table:table-cell>
        </table:table-row>
      </table:table>
      <text:p text:style-name="P27"/>
      <text:h text:style-name="P40" text:outline-level="3"><text:soft-page-break/>Modèle TCP/IP</text:h>
      <text:p text:style-name="P28"><text:tab/>Le modèle OSI n'étant qu'un concept, les protocoles de communication ne suivent pas strictement les règles établies par OSI. Le protocole nous intéressant, TCP/IP n'utilise que quatre couches : application, tpc, ip et physique.</text:p>
      <text:p text:style-name="P35"><text:tab/>En comparant la modèle OSI et la protocole TCP/IP, on peutr obtenir le tableau ci-dessous :</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49">TCP/IP</text:p>
            </table:table-cell>
            <table:table-cell table:style-name="Tableau4.A1" office:value-type="string">
              <text:p text:style-name="P49">Modèle OSI</text:p>
            </table:table-cell>
          </table:table-row>
        </table:table-header-rows>
        <table:table-row table:style-name="Tableau4.1">
          <table:table-cell table:style-name="Tableau4.A5" table:number-rows-spanned="4" office:value-type="string">
            <text:p text:style-name="P47"><text:span text:style-name="T23">4</text:span>. Application</text:p>
          </table:table-cell>
          <table:table-cell table:style-name="Tableau4.B5" office:value-type="string">
            <text:p text:style-name="Table_20_Contents">7. Application</text:p>
          </table:table-cell>
        </table:table-row>
        <table:table-row table:style-name="Tableau4.1">
          <table:covered-table-cell/>
          <table:table-cell table:style-name="Tableau4.B5" office:value-type="string">
            <text:p text:style-name="Table_20_Contents">6. Présentation</text:p>
          </table:table-cell>
        </table:table-row>
        <table:table-row table:style-name="Tableau4.1">
          <table:covered-table-cell/>
          <table:table-cell table:style-name="Tableau4.B5" office:value-type="string">
            <text:p text:style-name="Table_20_Contents">5. Session</text:p>
          </table:table-cell>
        </table:table-row>
        <table:table-row table:style-name="Tableau4.1">
          <table:covered-table-cell/>
          <table:table-cell table:style-name="Tableau4.B5" office:value-type="string">
            <text:p text:style-name="Table_20_Contents">4. Transport</text:p>
          </table:table-cell>
        </table:table-row>
        <table:table-row table:style-name="Tableau4.6">
          <table:table-cell table:style-name="Tableau4.A7" office:value-type="string">
            <text:p text:style-name="P47"><text:span text:style-name="T23">3</text:span>. <text:span text:style-name="T23">TCP</text:span></text:p>
          </table:table-cell>
          <table:table-cell table:style-name="Tableau4.B7" office:value-type="string">
            <text:p text:style-name="P50">4. Transport</text:p>
          </table:table-cell>
        </table:table-row>
        <table:table-row table:style-name="Tableau4.1">
          <table:table-cell table:style-name="Tableau4.A7" office:value-type="string">
            <text:p text:style-name="P48">2. IP</text:p>
          </table:table-cell>
          <table:table-cell table:style-name="Tableau4.B7" office:value-type="string">
            <text:p text:style-name="P51">3. Réseau</text:p>
          </table:table-cell>
        </table:table-row>
        <table:table-row table:style-name="Tableau4.6">
          <table:table-cell table:style-name="Tableau4.A9" table:number-rows-spanned="2" office:value-type="string">
            <text:p text:style-name="P47"><text:span text:style-name="T24">1</text:span>. <text:span text:style-name="T23">Physique </text:span></text:p>
          </table:table-cell>
          <table:table-cell table:style-name="Tableau4.B8" office:value-type="string">
            <text:p text:style-name="Table_20_Contents">2. Liaison</text:p>
          </table:table-cell>
        </table:table-row>
        <table:table-row table:style-name="Tableau4.6">
          <table:covered-table-cell/>
          <table:table-cell table:style-name="Tableau4.B9" office:value-type="string">
            <text:p text:style-name="Table_20_Contents">1. Physique</text:p>
          </table:table-cell>
        </table:table-row>
      </table:table>
      <text:p text:style-name="P33"><text:tab/>TCP est le protocole de transport. Le rôle principal du protocole IP est d'assurer le routage des paquets. Le routage des paquets est la procédure permettant à deux ordinateurs distants d'échanger des paquets s'ils ne font pas parti du même réseau local. Pour pouvoir communiquer en dehors du réseau local, les paquets doivent transiter par une passerelle qui est chargée de transmettre les paquets vers l'extérieur.</text:p>
      <text:h text:style-name="P39" text:outline-level="3">Adresse IP &amp; adresse MAC</text:h>
      <text:p text:style-name="P36"><text:span text:style-name="T5"><text:tab/>L'adresse IP est une adresse logique permettant d'identifier une machine dans un réseau. Il existe plusieurs formats d'adresse ip, chacune ayant un certain nombre de bits destiné à identifier le réseau et un certain nombre de bits identifiant la machine. </text:span><text:span text:style-name="T9">On identifie 5 différents classes de IP :</text:span></text:p>
      <table:table table:name="Tableau5" table:style-name="Tableau5">
        <table:table-column table:style-name="Tableau5.A"/>
        <table:table-column table:style-name="Tableau5.B"/>
        <table:table-row>
          <table:table-cell table:style-name="Tableau5.A1" office:value-type="string">
            <text:p text:style-name="P44">Classes</text:p>
          </table:table-cell>
          <table:table-cell table:style-name="Tableau5.B1" office:value-type="string">
            <text:p text:style-name="P44">Description</text:p>
          </table:table-cell>
        </table:table-row>
        <table:table-row>
          <table:table-cell table:style-name="Tableau5.A6" office:value-type="string">
            <text:p text:style-name="P43">A</text:p>
          </table:table-cell>
          <table:table-cell table:style-name="Tableau5.B6" office:value-type="string">
            <text:p text:style-name="P43"><text:span text:style-name="T33"><text:tab/>C</text:span>ette classe <text:span text:style-name="T33">possède</text:span> d’un seul octet pour identifier le réseau et trois octet pour identifier les machines. Un réseau utilisant cette classe comporte 16 777 214 terminaux (2<text:span text:style-name="T26">24 –</text:span><text:span text:style-name="T29"> 2 postes). Les adresses </text:span><text:span text:style-name="T30">de cette classe sont entre 0.0.0.0 et <text:s/>127.255.255.255.</text:span></text:p>
          </table:table-cell>
        </table:table-row>
        <table:table-row>
          <table:table-cell table:style-name="Tableau5.A3" office:value-type="string">
            <text:p text:style-name="P43">B</text:p>
          </table:table-cell>
          <table:table-cell table:style-name="Tableau5.B3" office:value-type="string">
            <text:p text:style-name="P45"><text:tab/>Dans cette classe, une adresse IP dispose de deux octets pour identifier le réseau et de deux octets pour identifier les machines sur le réseau. Un réseau de cette type comporte 65 534 terminaux <text:span text:style-name="T25">(2</text:span><text:span text:style-name="T26">16</text:span><text:span text:style-name="T27">–</text:span><text:span text:style-name="T31"> 2 postes). Les adresses </text:span><text:span text:style-name="T29">de cette classe sont entre 128.0.0.0 et <text:s/>191.255.255.255.</text:span></text:p>
          </table:table-cell>
        </table:table-row>
        <table:table-row>
          <table:table-cell table:style-name="Tableau5.A6" office:value-type="string">
            <text:p text:style-name="P43">C</text:p>
          </table:table-cell>
          <table:table-cell table:style-name="Tableau5.B6" office:value-type="string">
            <text:p text:style-name="P42"><text:tab/><text:span text:style-name="T33">Dans cette classe, une adresse IP dispose de trois octets pour identifier le réseau et d’un octet pour identifier les machines sur le réseau. Un réseau de cette type comporte 254 terminaux (2</text:span><text:span text:style-name="T28">8</text:span><text:span text:style-name="T27">–</text:span><text:span text:style-name="T31"> 2 postes). Les adresses </text:span><text:span text:style-name="T30">de cette classe sont entre </text:span><text:span text:style-name="T32">192</text:span><text:span text:style-name="T30">.0.0.0 et <text:s/></text:span><text:span text:style-name="T32">223</text:span><text:span text:style-name="T30">.255.255.255.</text:span></text:p>
          </table:table-cell>
        </table:table-row>
        <table:table-row>
          <table:table-cell table:style-name="Tableau5.A3" office:value-type="string">
            <text:p text:style-name="P43">D</text:p>
          </table:table-cell>
          <table:table-cell table:style-name="Tableau5.B3" office:value-type="string">
            <text:p text:style-name="P42"><text:span text:style-name="T33"><text:tab/>Les adresses de cette classe D sont utilisées pour les communication multicast. </text:span><text:soft-page-break/><text:span text:style-name="T33">C’est-à-dire le premiere octet d’une IP de classe <text:s/>D commence par 1110. </text:span><text:span text:style-name="T30">Les adresses de cette classe sont entre </text:span><text:span text:style-name="T32">224</text:span><text:span text:style-name="T30">.0.0.0 et <text:s/></text:span><text:span text:style-name="T32">239</text:span><text:span text:style-name="T30">.255.255.255.</text:span></text:p>
          </table:table-cell>
        </table:table-row>
        <table:table-row>
          <table:table-cell table:style-name="Tableau5.A6" office:value-type="string">
            <text:p text:style-name="P43">E</text:p>
          </table:table-cell>
          <table:table-cell table:style-name="Tableau5.B6" office:value-type="string">
            <text:p text:style-name="P42"><text:tab/><text:span text:style-name="T34">Les adresses de cette classe sont réservées à une utilisation non déterminé. C’est-à-dire le premiere octet d’une IP de classe <text:s/>D commence par 1111. </text:span><text:span text:style-name="T30">Les adresses de cette classe sont entre </text:span><text:span text:style-name="T32">240</text:span><text:span text:style-name="T30">.0.0.0 et <text:s/></text:span><text:span text:style-name="T32">255</text:span><text:span text:style-name="T30">.255.255.255.</text:span></text:p>
          </table:table-cell>
        </table:table-row>
      </table:table>
      <text:p text:style-name="P28"/>
      <text:p text:style-name="P34"><text:tab/>Une adresse MAC permet d'identifier de manière unique (théoriquement) une carte réseau. Une adresse MAC est constituée de six octets <text:span text:style-name="T35">ou 48 bits</text:span>, généralement représentés <text:span text:style-name="T35">sous la forme hexadécimale </text:span>de la manière suivante : XX:XX:XX:YY:YY:YY. <text:span text:style-name="T35">Les 3 premiers octets permet identifier de manière unique la constructeur de la carte réseau (appelés Organizationally Unique Identifier - OUI), les 3 dernières octets permet d’identifier de manière unique la carte réseau que chaque machine possède (appelés Network interface controller – NIC ).</text:span></text:p>
      <text:h text:style-name="P52" text:outline-level="2"><text:span text:style-name="T20">Manipulation</text:span> réalisée sur la machine</text:h>
      <text:p text:style-name="Text_20_body"><text:span text:style-name="T7">Résultat</text:span><text:span text:style-name="T5"> de la commande </text:span><text:span text:style-name="Strong_20_Emphasis"><text:span text:style-name="T5">ifconfig</text:span></text:span><text:span text:style-name="T5"> avant la configuration :</text:span></text:p>
      <text:p text:style-name="P31"><text:s/><text:span text:style-name="T2">lo <text:tab/>Link encap:Boucle locale<text:line-break/><text:tab/></text:span><text:span text:style-name="T3">inetadr:127.0.0.1 <text:s/>Masque:255.0.0.0 <text:line-break/><text:tab/>adrinet6: ::1/128 Scope:Hôte <text:line-break/><text:tab/>UPLOOPBACK RUNNING <text:s/>MTU:16436 <text:s/>Metric:1 <text:line-break/><text:tab/>RXpackets:192 errors:0 dropped:0 overruns:0 frame:0 <text:line-break/><text:tab/>TXpackets:192 errors:0 dropped:0 overruns:0 carrier:0 <text:line-break/><text:tab/>collisions:0lg file transmission:0 <text:line-break/><text:tab/>RXbytes:52605 (20.3 KiB) <text:s/>TX bytes:52605 (20.3 KiB) </text:span></text:p>
      <text:p text:style-name="P23"/>
      <text:list xml:id="list9078629489488435523" text:style-name="L1">
        <text:list-header>
          <text:p text:style-name="P37"><text:span text:style-name="T2">C</text:span>ette commande permet de mettre en place le <text:span text:style-name="T20">réseau</text:span> local, en <text:span text:style-name="T20">attribuant l’adresse</text:span> logique IP, c’est-à-dire <text:span text:style-name="T20">affecte l’adresse</text:span> 192.168.0.2 à la première interface physique</text:p>
        </text:list-header>
      </text:list>
      <text:p text:style-name="P31"><text:s/><text:span text:style-name="T1">if config eth0 192.168.0.2 netmask 255.255.255.0</text:span></text:p>
      <text:p text:style-name="P24"/>
      <text:p text:style-name="P26"><text:span text:style-name="T6">Après avoir </text:span><text:span text:style-name="T8">exécuter</text:span><text:span text:style-name="T6"> la commande </text:span><text:span text:style-name="T8">dernière</text:span><text:span text:style-name="T6">, la</text:span><text:span text:style-name="T5"> commande </text:span><text:span text:style-name="Strong_20_Emphasis"><text:span text:style-name="T5">ifconfig</text:span></text:span><text:span text:style-name="T5"> </text:span><text:span text:style-name="T6">donne cette résultat :</text:span></text:p>
      <text:p text:style-name="P30"><text:span text:style-name="T22">eth0 <text:s text:c="2"/>Link encap:Ethernet <text:s/>HWaddr 00:23:ae:a6:7f:f6<text:line-break/><text:tab/>inetadr:192.168.0.2 <text:s/>Bcast:192.168.0.255 <text:s/>Masque:255.255.255.0 <text:line-break/><text:tab/>adrinet6: fe80::223:aeff:fea6:7ff6/64 Scope:Lien<text:line-break/><text:tab/>UPBROADCAST MULTICAST <text:s/>MTU:1500 <text:s/>Metric:1 <text:line-break/><text:tab/>RXpackets:247 errors:0 dropped:0 overruns:0 frame:0 <text:line-break/><text:tab/>TXpackets:123 errors:0 dropped:0 overruns:0 carrier:0<text:line-break/><text:tab/>collisions:10lg file transmission:1000</text:span><text:line-break/><text:tab/>RXbytes:37369 (36.4 KiB) <text:s/>TX bytes:16466 (16.0 KiB)<text:line-break/><text:tab/><text:span text:style-name="T22">Interruption:16<text:line-break/><text:line-break/>lo <text:s text:c="3"/><text:tab/>Link encap:Boucle locale<text:line-break/><text:tab/>inetadr:127.0.0.1 <text:s/>Masque:255.0.0.0<text:line-break/><text:tab/>adrinet6: ::1/128 Scope:Hôte<text:line-break/></text:span><text:soft-page-break/><text:span text:style-name="T22"><text:tab/>UPLOOPBACK RUNNING <text:s/>MTU:16436 <text:s/>Metric:1<text:line-break/><text:tab/>RXpackets:192 errors:0 dropped:0 overruns:0 frame:0<text:line-break/><text:tab/>TXpackets:192 errors:0 dropped:0 overruns:0 carrier:0 <text:line-break/><text:tab/>collisions:0lg file transmission:0<text:line-break/><text:tab/>RXbytes:52605 (51.3 KiB) <text:s/>TX bytes:52605 (51.3 KiB)</text:span></text:p>
      <text:p text:style-name="P25">Pour avoir le table de routage IP, on utilise la commande Unix route et on obtient :</text:p>
      <text:p text:style-name="P22">Table de routage IP du noyau :</text:p>
      <text:p text:style-name="P2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office:value-type="string">
            <text:p text:style-name="P2"><text:span text:style-name="T2">D</text:span>estination</text:p>
          </table:table-cell>
          <table:table-cell table:style-name="Tableau2.A1" office:value-type="string">
            <text:p text:style-name="P2">Passerelle</text:p>
          </table:table-cell>
          <table:table-cell table:style-name="Tableau2.A1" office:value-type="string">
            <text:p text:style-name="P2">Genmask</text:p>
          </table:table-cell>
          <table:table-cell table:style-name="Tableau2.A1" office:value-type="string">
            <text:p text:style-name="P2">Indic</text:p>
          </table:table-cell>
          <table:table-cell table:style-name="Tableau2.A1" office:value-type="string">
            <text:p text:style-name="P2">Metric</text:p>
          </table:table-cell>
          <table:table-cell table:style-name="Tableau2.A1" office:value-type="string">
            <text:p text:style-name="P2">Ref</text:p>
          </table:table-cell>
          <table:table-cell table:style-name="Tableau2.A1" office:value-type="string">
            <text:p text:style-name="P2">Use</text:p>
          </table:table-cell>
          <table:table-cell table:style-name="Tableau2.A1" office:value-type="string">
            <text:p text:style-name="P2">Iface</text:p>
          </table:table-cell>
        </table:table-row>
        <table:table-row table:style-name="Tableau2.1">
          <table:table-cell table:style-name="Tableau2.A1" office:value-type="string">
            <text:p text:style-name="P4">192.168.0.0</text:p>
          </table:table-cell>
          <table:table-cell table:style-name="Tableau2.A1" office:value-type="string">
            <text:p text:style-name="P4">*</text:p>
          </table:table-cell>
          <table:table-cell table:style-name="Tableau2.A1" office:value-type="string">
            <text:p text:style-name="P4">255.255.255.0</text:p>
          </table:table-cell>
          <table:table-cell table:style-name="Tableau2.A1" office:value-type="string">
            <text:p text:style-name="P4">U</text:p>
          </table:table-cell>
          <table:table-cell table:style-name="Tableau2.A1" office:value-type="string">
            <text:p text:style-name="P4">0</text:p>
          </table:table-cell>
          <table:table-cell table:style-name="Tableau2.A1" office:value-type="string">
            <text:p text:style-name="P4">0</text:p>
          </table:table-cell>
          <table:table-cell table:style-name="Tableau2.A1" office:value-type="string">
            <text:p text:style-name="P4">0</text:p>
          </table:table-cell>
          <table:table-cell table:style-name="Tableau2.A1" office:value-type="string">
            <text:p text:style-name="P4">eth0</text:p>
          </table:table-cell>
        </table:table-row>
      </table:table>
      <text:p text:style-name="P1"/>
      <text:p text:style-name="P18">La commande suivant permet d’établir la nouvelle connexion avec une autre machine, dans notre cas on a établie la <text:span text:style-name="T10">connexion</text:span> avec la passerelle(bob) :</text:p>
      <text:p text:style-name="P18"/>
      <text:p text:style-name="P13">route add -net 10.0.0.0 netmask 255.255.255.0 gw 192.168.0.254 </text:p>
      <text:p text:style-name="P6"/>
      <text:p text:style-name="P7">Après cette manipulation, la commande <text:span text:style-name="T11">route</text:span><text:span text:style-name="T13"> donne les lignes suivantes :</text:span></text:p>
      <text:p text:style-name="P8"/>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style-name="Tableau3.1">
          <table:table-cell table:style-name="Tableau3.A1" office:value-type="string">
            <text:p text:style-name="P3"><text:span text:style-name="T2">D</text:span>estination</text:p>
          </table:table-cell>
          <table:table-cell table:style-name="Tableau3.A1" office:value-type="string">
            <text:p text:style-name="P3">Passerelle</text:p>
          </table:table-cell>
          <table:table-cell table:style-name="Tableau3.A1" office:value-type="string">
            <text:p text:style-name="P3">Genmask</text:p>
          </table:table-cell>
          <table:table-cell table:style-name="Tableau3.A1" office:value-type="string">
            <text:p text:style-name="P3">Indic</text:p>
          </table:table-cell>
          <table:table-cell table:style-name="Tableau3.A1" office:value-type="string">
            <text:p text:style-name="P3">Metric</text:p>
          </table:table-cell>
          <table:table-cell table:style-name="Tableau3.A1" office:value-type="string">
            <text:p text:style-name="P3">Ref</text:p>
          </table:table-cell>
          <table:table-cell table:style-name="Tableau3.A1" office:value-type="string">
            <text:p text:style-name="P3">Use</text:p>
          </table:table-cell>
          <table:table-cell table:style-name="Tableau3.A1" office:value-type="string">
            <text:p text:style-name="P3">Iface</text:p>
          </table:table-cell>
        </table:table-row>
        <table:table-row table:style-name="Tableau3.1">
          <table:table-cell table:style-name="Tableau3.A1" office:value-type="string">
            <text:p text:style-name="P5">192.168.0.0</text:p>
          </table:table-cell>
          <table:table-cell table:style-name="Tableau3.A1" office:value-type="string">
            <text:p text:style-name="P5">*</text:p>
          </table:table-cell>
          <table:table-cell table:style-name="Tableau3.A1" office:value-type="string">
            <text:p text:style-name="P5">255.255.255.0</text:p>
          </table:table-cell>
          <table:table-cell table:style-name="Tableau3.A1" office:value-type="string">
            <text:p text:style-name="P5">U</text:p>
          </table:table-cell>
          <table:table-cell table:style-name="Tableau3.A1" office:value-type="string">
            <text:p text:style-name="P5">0</text:p>
          </table:table-cell>
          <table:table-cell table:style-name="Tableau3.A1" office:value-type="string">
            <text:p text:style-name="P5">0</text:p>
          </table:table-cell>
          <table:table-cell table:style-name="Tableau3.A1" office:value-type="string">
            <text:p text:style-name="P5">0</text:p>
          </table:table-cell>
          <table:table-cell table:style-name="Tableau3.A1" office:value-type="string">
            <text:p text:style-name="P5">eth0</text:p>
          </table:table-cell>
        </table:table-row>
        <table:table-row table:style-name="Tableau3.1">
          <table:table-cell table:style-name="Tableau3.A1" office:value-type="string">
            <text:p text:style-name="P9">10.0.0.0</text:p>
          </table:table-cell>
          <table:table-cell table:style-name="Tableau3.A1" office:value-type="string">
            <text:p text:style-name="P9">none-5.local</text:p>
          </table:table-cell>
          <table:table-cell table:style-name="Tableau3.A1" office:value-type="string">
            <text:p text:style-name="P9">255.255.255.0</text:p>
          </table:table-cell>
          <table:table-cell table:style-name="Tableau3.A1" office:value-type="string">
            <text:p text:style-name="P9">UG</text:p>
          </table:table-cell>
          <table:table-cell table:style-name="Tableau3.A1" office:value-type="string">
            <text:p text:style-name="P5">0</text:p>
          </table:table-cell>
          <table:table-cell table:style-name="Tableau3.A1" office:value-type="string">
            <text:p text:style-name="P5">0</text:p>
          </table:table-cell>
          <table:table-cell table:style-name="Tableau3.A1" office:value-type="string">
            <text:p text:style-name="P5">0</text:p>
          </table:table-cell>
          <table:table-cell table:style-name="Tableau3.A1" office:value-type="string">
            <text:p text:style-name="P5">eth0</text:p>
          </table:table-cell>
        </table:table-row>
      </table:table>
      <text:p text:style-name="P17"/>
      <text:p text:style-name="P19">Après avoir établie tous les connexions, maintenant on <text:span text:style-name="T36">vérifie</text:span> qu’on peut <text:span text:style-name="T14">se connecter </text:span><text:s/>avec les autres <text:span text:style-name="T14">machines. Pour cela on utilise la commande </text:span><text:span text:style-name="T12">ping</text:span><text:span text:style-name="T16"> suivi de adresse IP</text:span></text:p>
      <text:p text:style-name="P20"><text:span text:style-name="T16">V</text:span><text:span text:style-name="T15">oici quelques test </text:span><text:span text:style-name="T17">réalisé</text:span><text:span text:style-name="T15"> </text:span><text:span text:style-name="T17">lors de</text:span><text:span text:style-name="T15"> TP :</text:span></text:p>
      <text:p text:style-name="P15">- ping 10.0.0.7 </text:p>
      <text:p text:style-name="P15">PING 10.0.0.7 (10.0.0.7) 56(84) bytes of data. </text:p>
      <text:p text:style-name="P15">64 bytes from 10.0.0.7: icmp_req=1 ttl=63 time=0.699 ms </text:p>
      <text:p text:style-name="P15">64 bytes from 10.0.0.7: icmp_req=2 ttl=63 time=0.690 ms </text:p>
      <text:p text:style-name="P15">64 bytes from 10.0.0.7: icmp_req=3 ttl=63 time=0.688 ms </text:p>
      <text:p text:style-name="P15">^C </text:p>
      <text:p text:style-name="P15">--- 10.0.0.7 ping statistics --- </text:p>
      <text:p text:style-name="P15">3 packets transmitted, 3 received, 0% packet loss, time 2000ms </text:p>
      <text:p text:style-name="P14"><text:span text:style-name="T4">rtt min/avg/max/mdev = 0.688/0.692/0.699/0.022 ms</text:span><text:span text:style-name="T18"> </text:span><text:line-break/></text:p>
      <text:p text:style-name="P14"/>
      <text:p text:style-name="P15">- ping 192.168.0.3 </text:p>
      <text:p text:style-name="P15">PING 192.168.0.3 (192.168.0.3) 56(84) bytes of data. </text:p>
      <text:p text:style-name="P15">64 bytes from 192.168.0.3: icmp_req=1 ttl=64 time=1.38 ms </text:p>
      <text:p text:style-name="P15">64 bytes from 192.168.0.3: icmp_req=2 ttl=64 time=0.758 ms </text:p>
      <text:p text:style-name="P15">64 bytes from 192.168.0.3: icmp_req=3 ttl=64 time=0.748 ms </text:p>
      <text:p text:style-name="P15">64 bytes from 192.168.0.3: icmp_req=4 ttl=64 time=0.754 ms </text:p>
      <text:p text:style-name="P15">^C </text:p>
      <text:p text:style-name="P15">--- 192.168.0.3 ping statistics --- </text:p>
      <text:p text:style-name="P15">4 packets transmitted, 4 received, 0% packet loss, time 3000ms </text:p>
      <text:p text:style-name="P15">rtt min/avg/max/mdev = 0.748/0.910/1.380/0.271 ms</text:p>
      <text:p text:style-name="P10"/>
      <text:p text:style-name="P10"/>
      <text:p text:style-name="P11"><text:soft-page-break/>La commande <text:span text:style-name="T11">arp -a </text:span><text:span text:style-name="T13"><text:s/>permet de voir l’histoire de la connexion avec les autres machines</text:span></text:p>
      <text:p text:style-name="P16">arp -a <text:line-break/><text:span text:style-name="T19">none-5.local (192.168.0.254) at 00:12:3f:64:6c:dc [ether] on eth0 </text:span></text:p>
      <text:p text:style-name="P12">? (192.168.0.1) at &lt;incomplete&gt; on eth0 </text:p>
      <text:p text:style-name="P12">none-2.local (192.168.0.3) at 00:23:ae:a6:80:40 [ether] on eth0 </text:p>
      <text:p text:style-name="P12">? (192.168.0.4) at &lt;incomplete&gt; on eth0 </text:p>
      <text:p text:style-name="P12">? (192.168.0.5) at &lt;incomplete&gt; on eth0 </text:p>
      <text:p text:style-name="P12">none-6.local (192.168.0.6) at 00:23:ae:a6:7c:8a [ether] on eth0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loext:graphic-properties draw:fill-image-width="0cm" draw:fill-image-height="0cm"/>
      <style:paragraph-properties text:number-lines="false" text:line-number="0">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20:52:37.731303736</meta:creation-date>
    <dc:date>2017-01-22T17:01:43.017000000</dc:date>
    <meta:editing-duration>PT55M25S</meta:editing-duration>
    <meta:editing-cycles>9</meta:editing-cycles>
    <meta:generator>LibreOffice/5.1.6.2$Windows_x86 LibreOffice_project/07ac168c60a517dba0f0d7bc7540f5afa45f0909</meta:generator>
    <meta:document-statistic meta:table-count="5" meta:image-count="0" meta:object-count="0" meta:page-count="5" meta:paragraph-count="137" meta:word-count="1281" meta:character-count="8611" meta:non-whitespace-character-count="7355"/>
  </office:meta>
</office:document-meta>
</file>